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72cm" fo:min-width="3.14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5.54cm" fo:min-width="9.32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51cm" fo:min-width="4.7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53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465a4" style:font-name="Ubuntu"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158466"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color="#55308d" style:font-name="Ubuntu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.3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3465a4" style:font-name="Ubuntu" fo:font-size="24pt" style:font-size-asian="24pt" style:font-size-complex="24pt"/>
    </style:style>
    <style:style style:name="T4" style:family="text">
      <style:text-properties fo:color="#158466" style:font-name="Ubuntu" fo:font-size="24pt" style:font-size-asian="24pt" style:font-size-complex="24pt"/>
    </style:style>
    <style:style style:name="T5" style:family="text">
      <style:text-properties fo:color="#55308d" style:font-name="Ubuntu" fo:font-size="24pt" style:font-size-asian="24pt" style:font-size-complex="24pt"/>
    </style:style>
    <style:style style:name="T6" style:family="text">
      <style:text-properties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6.7cm" svg:y="3.55cm">
          <text:p text:style-name="P1"><text:span text:style-name="T1">Main back</text:span></text:p>
          <text:p text:style-name="P1"><text:span text:style-name="T2">Java 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2.7cm" svg:y="7.55cm">
          <text:p text:style-name="P1"><text:span text:style-name="T1">Main front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2.19928939043805) translate (12.359cm 7.4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371cm" svg:height="0.474cm" draw:transform="rotate (0.942652329002137) translate (5.854cm 7.1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2.1cm" svg:height="9.5cm" draw:transform="skewX (6.48036604876349E-017) rotate (1.0471975511966) translate (-0.977cm 9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7cm" svg:height="2cm" svg:x="0.7cm" svg:y="4.7cm">
          <draw:text-box>
            <text:p text:style-name="P5"><text:span text:style-name="T3">Main</text:span></text:p>
          </draw:text-box>
        </draw:frame>
        <draw:custom-shape draw:style-name="gr5" draw:text-style-name="P4" draw:layer="layout" svg:width="12.1cm" svg:height="9.5cm" draw:transform="skewX (6.48036604876349E-017) rotate (1.0471975511966) translate (5.297cm 9.679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cm" svg:height="2cm" svg:x="10.8cm" svg:y="4.7cm">
          <draw:text-box>
            <text:p text:style-name="P5"><text:span text:style-name="T4">Crossroads</text:span></text:p>
          </draw:text-box>
        </draw:frame>
        <draw:g>
          <draw:custom-shape draw:style-name="gr1" draw:text-style-name="P2" draw:layer="layout" svg:width="5.2cm" svg:height="3.2cm" svg:x="2.901cm" svg:y="16.315cm">
            <text:p text:style-name="P1"><text:span text:style-name="T1">Finsearch back</text:span></text:p>
            <text:p text:style-name="P1"><text:span text:style-name="T2">Java Spr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5.2cm" svg:height="3.19cm" svg:x="10.501cm" svg:y="16.32cm">
            <text:p text:style-name="P1"><text:span text:style-name="T1">Finsearch front</text:span></text:p>
            <text:p text:style-name="P1"><text:span text:style-name="T2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71cm" svg:height="0.474cm" draw:transform="rotate (0.000174532925199433) translate (8.616cm 17.678cm)">
            <text:p/>
  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4" draw:layer="layout" svg:width="14cm" svg:height="8.3cm" svg:x="2.3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7cm" svg:height="2cm" svg:x="5.8cm" svg:y="14.8cm">
          <draw:text-box>
            <text:p text:style-name="P5"><text:span text:style-name="T5">Finsearch</text:span></text:p>
          </draw:text-box>
        </draw:frame>
        <draw:g>
          <draw:custom-shape draw:style-name="gr8" draw:text-style-name="P2" draw:layer="layout" svg:width="7.5cm" svg:height="3.95cm" svg:x="9.8cm" svg:y="7.45cm">
            <text:p text:style-name="P1"><text:span text:style-name="T6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11" draw:layer="layout" svg:width="7cm" svg:height="2.787cm" svg:x="10.05cm" svg:y="7.682cm">
            <draw:text-box>
              <text:p text:style-name="P9"><text:span text:style-name="T1">Crossroads</text:span></text:p>
              <text:p text:style-name="P9"><text:span text:style-name="T2">Angular</text:span></text:p>
              <text:p text:style-name="P10"><text:span text:style-name="T6">Financing | Subven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6cm" fo:page-height="2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8:40:33.413986023</meta:creation-date>
    <dc:date>2021-05-20T23:12:09.955622062</dc:date>
    <meta:editing-duration>PT17M25S</meta:editing-duration>
    <meta:editing-cycles>4</meta:editing-cycles>
    <meta:generator>LibreOffice/6.4.7.2$Linux_X86_64 LibreOffice_project/40$Build-2</meta:generator>
    <meta:document-statistic meta:object-count="17"/>
  </office:meta>
</office:document-meta>
</file>